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b9484"/>
    </style:style>
    <style:style style:name="T1" style:family="text">
      <style:text-properties officeooo:rsid="001b231f"/>
    </style:style>
    <style:style style:name="T2" style:family="text">
      <style:text-properties officeooo:rsid="001c2f05"/>
    </style:style>
    <style:style style:name="T3" style:family="text">
      <style:text-properties officeooo:rsid="001b94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 geht um meine persönliche Erfahrung. Ich bin seit mehr als fünf Jahren auf Preply und am Anfang war ich okay mit den Gebühren, aber die Änderung der Policies hat dazu geführt, dass die Arbeitsbedingungen unerträglich geworden sind. Ich persönlich war lange Zeit abhängig von Preply als meine einzige Einkommensquelle und mir drohte Obdachlosigkeit. Ich konnte nicht zum Arzt gehen. Ich musste immer arbeiten. Ich war erlitt im vollständigen Burnout und Depression und bin jetzt nicht mehr von Preply abhängig und kann deshalb aufatmen und frei sprechen. Und Für mich war und ist absolut der Dealbreaker die hohe Kommission. Wenn ich viel arbeite, dann sehe ich einfach, wie viel mehr abgezogen wird. Und das ist das Geld, was mir fehlt. Wenn ich dann mal eine Pause brauche oder wenig Schüler habe oder zum Arzt muss. Das zweite ist, wenn ich dann mal eine Pause brauche oder wenig Schüler habe, dann tun mir Abzüge noch mehr weh und 18 % sind übelst viel. Wenn ich <text:span text:style-name="T1">vor meinen Excel-Tabellen sitze und mir die Zahlen anschaue werde ich wütend. Danach überkommt mich oft ein Gefühl der Hilflosigkeit und ich werde depressiv und möchte einfach alles hinschmeissen. Ich bin ein guter Lehrer und fühle mich nicht ernst genommen</text:span>. <text:s/>Die Plattform bietet an sich relativ viel <text:span text:style-name="T1">irgendwelchen Kursen und Fortbildungen. A</text:span>ber umso mehr ich mich mit Kollegen unterhalte, umso mehr merke ich ja, die wenigsten nutzen die Angebote eigentlich. Sie haben gar keine Zeit, weil sie unter anderem aufgrund der hohen Gebühren damit beschäftigt sind, zu arbeiten, zu arbeiten, zu arbeiten und können die Kursangebote gar nicht wahrnehmen, <text:span text:style-name="T1">weil sie keine Zeit haben. Man bezahlt die Kurse für die, die es sich aufgrund glücklicher Umstände zeitliche genehmigen können. Ja, es gibt auch ein paar andere Motivierte, aber die Mehrheit zahlt für die Minderheit. Da besteht kein Zweifel. W</text:span>eil es halt nicht dieses Bild aus der Werbung ist, wo dieser gut <text:span text:style-name="T2">fesche</text:span> Lehrer grinsend vo<text:span text:style-name="T3">r einem</text:span> ebenso gut gekleideten <text:span text:style-name="T3">Schülerin sitzt, </text:span>und <text:span text:style-name="T3">sich </text:span>beide in einer schönen Wohnung und konzentriert und ausgeschlafen im Sonnenschein <text:span text:style-name="T2">auf ihre blendende Karriere blicken</text:span>. Und <text:s/>macht für ihre <text:span text:style-name="T2">Arbeit</text:span>, die ihr <text:span text:style-name="T2">ein </text:span>sechsstellige<text:span text:style-name="T2">s</text:span> Einkommen garantiert und er kriegt 30, 40, 50 Dollar die Stunde und muss <text:span text:style-name="T2">nur </text:span>mit zwei Schülern am Tag arbeiten, damit er in einer schönen Wohnung leben kann und kann jeden Tag ausschlafen. Und das ist halt eben nicht das, was es ist, ja, und das ist so mein erster Post und ich muss. Ich war völlig ausgebrannt und ich musste dann meine Wahlheimat verlassen. Ich musste dorthin zurück, wo ich Hilfe bekomme, wo ich jetzt einfach ohne die vielen Schüler überleben kann und habe halt meine Freunde und all meine ganze Familie hinterlassen. Und für mich ist es einfach die Kommission. Und jetzt könnte man sagen Ja, sei doch froh, dass Preply die Arbeit bietet. Aber es ist unter anderem auch so, dass Preply mit ihrer hohen Reichweite die ganzen Schüler aufsockt. Und dass es sehr schwer ist, aufgrund dieser Tatsache irgendwie Schüler anders zu finden. Also sie haben alle Macht in der Hand. Und ich bin eben nicht froh darüber, dass ich da für 18 Prozent Kommission auf einer Plattform arbeiten kann, die es mir auf da, die mir nichts bietet, ausser dass ich gefunden werde und ich wahrscheinlich nur auf dieser Plattform gefunden werde, weil sie sich so in den Vordergrund dränge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30T13:54:03.231452500</meta:creation-date>
    <dc:date>2026-04-30T14:00:56.452525600</dc:date>
    <meta:editing-duration>PT6M53S</meta:editing-duration>
    <meta:editing-cycles>4</meta:editing-cycles>
    <meta:generator>LibreOffice/25.8.3.2$Windows_X86_64 LibreOffice_project/8ca8d55c161d602844f5428fa4b58097424e324e</meta:generator>
    <meta:document-statistic meta:table-count="0" meta:image-count="0" meta:object-count="0" meta:page-count="1" meta:paragraph-count="1" meta:word-count="557" meta:character-count="3366" meta:non-whitespace-character-count="2808"/>
  </office:meta>
</office:document-meta>
</file>